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chritte</text:h>
      <text:p text:style-name="Text_20_body">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text:p>
      <text:p text:style-name="First_20_line_20_indent">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text:p>
      <text:h text:style-name="Heading_20_1" text:outline-level="1">Die Flucht</text:h>
      <text:p text:style-name="Text_20_body">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text:p>
      <text:p text:style-name="First_20_line_20_indent"><text:soft-page-break/>Die Schritte wurden lauter und lauter, er sah eine dunkle Gestalt um die Ecke biegen. Fieberhaft irrten seine Augen durch die nächtliche Dunkelheit und suchten einen Ausweg. War jetzt wirklich alles vorbei, waren alle Mühe und alle Vorbereitungen umsonst?</text:p>
      <text:h text:style-name="Heading_20_1" text:outline-level="1">Der Ausweg</text:h>
      <text:p text:style-name="Text_20_body">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148.01mm" style:num-format="1" style:print-orientation="landscape" fo:margin-top="20mm" fo:margin-bottom="20mm" fo:margin-left="20mm" fo:margin-right="20mm" fo:background-color="#eee8aa"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fill="solid" draw:fill-color="#eee8aa"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7-11T16:02:20.415000000</meta:creation-date>
    <dc:title>A5querMitRand</dc:title>
    <meta:editing-duration>PT1M58S</meta:editing-duration>
    <meta:editing-cycles>2</meta:editing-cycles>
    <meta:generator>LO70RC1/7.0.0.1$Windows_X86_64 LibreOffice_project/04ba7e3f1e51af6c5d653e543a620e36719083fd</meta:generator>
    <meta:initial-creator>Regina Henschel</meta:initial-creator>
    <dc:date>2020-07-11T16:04:12.191000000</dc:date>
    <dc:creator>Regina Henschel</dc:creator>
    <meta:document-statistic meta:table-count="0" meta:image-count="0" meta:object-count="0" meta:page-count="2" meta:paragraph-count="8" meta:word-count="277" meta:character-count="1756" meta:non-whitespace-character-count="1487"/>
    <meta:template xlink:type="simple" xlink:actuate="onRequest" xlink:title="A5querMitRand" xlink:href="../../Apps/LO6142/user/template/A5querMitRand.ott" meta:date="2020-07-11T16:02:16.790000000"/>
  </office:meta>
</office:document-meta>
</file>